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017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eadc3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eb6f1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0ed6d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eebf8" officeooo:paragraph-rsid="010eebf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5" style:family="paragraph" style:parent-style-name="Table_20_Contents">
      <style:text-properties officeooo:paragraph-rsid="00a8d5a6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8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11a99f9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officeooo:rsid="011b9024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7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6">S/No</text:p>
            </table:table-cell>
            <table:table-cell table:style-name="Table1.A2" office:value-type="string">
              <text:p text:style-name="P11">Product Name</text:p>
            </table:table-cell>
            <table:table-cell table:style-name="Table1.A2" office:value-type="string">
              <text:p text:style-name="P10">QTY</text:p>
            </table:table-cell>
            <table:table-cell table:style-name="Table1.D2" office:value-type="string">
              <text:p text:style-name="P12"><text:span text:style-name="T8">Total </text:span>Untaxed Amoun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15"><text:span text:style-name="Source_20_Text"><text:span text:style-name="T7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18" text:outline-level="2"><text:text-input text:description="&lt;line['product']&gt;">product</text:text-input></text:h>
          </table:table-cell>
          <table:table-cell table:style-name="Table1.A2" office:value-type="string">
            <text:p text:style-name="P8"><text:text-input text:description="&lt;line['qty']&gt;">Qty</text:text-input></text:p>
          </table:table-cell>
          <table:table-cell table:style-name="Table1.D2" office:value-type="string">
            <text:p text:style-name="P9"><text:text-input text:description="&lt;formatLang(line['amount'],digits=2)&gt;">amount</text:text-input></text:p>
          </table:table-cell>
        </table:table-row>
        <table:table-row table:style-name="Table1.5">
          <table:table-cell table:style-name="Table1.A5" table:number-columns-spanned="4" office:value-type="string">
            <text:p text:style-name="P5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</table:table-row>
      </table:table>
      <text:p text:style-name="P13">Printed on <text:date style:data-style-name="N79" text:date-value="2017-02-20T18:20:50.582324853">Monday, February 20, 2017</text:date> at <text:time style:data-style-name="N42" text:time-value="2017-02-20T18:20:50.582505273">06:20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eadc3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eb6f1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a99f9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Total <text:span text:style-name="MT4">Inward Summary</text:span></text:p>
        <text:p text:style-name="MP4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20:50.498603512</dc:date>
    <meta:editing-duration>PT17H7M23S</meta:editing-duration>
    <meta:editing-cycles>276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63" meta:character-count="238" meta:non-whitespace-character-count="209"/>
  </office:meta>
</office:document-meta>
</file>